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color="#000000" loext:opacity="100%" officeooo:rsid="000ba1e1" officeooo:paragraph-rsid="000ba1e1"/>
    </style:style>
    <style:style style:name="P2" style:family="paragraph" style:parent-style-name="Standard">
      <style:text-properties fo:color="#000000" loext:opacity="100%" officeooo:rsid="000bf341" officeooo:paragraph-rsid="000bf341"/>
    </style:style>
    <style:style style:name="P3" style:family="paragraph" style:parent-style-name="Standard">
      <style:text-properties fo:color="#000000" loext:opacity="100%" officeooo:rsid="000bf341" officeooo:paragraph-rsid="00235e5b"/>
    </style:style>
    <style:style style:name="P4" style:family="paragraph" style:parent-style-name="Standard">
      <style:text-properties fo:color="#000000" loext:opacity="100%" fo:font-weight="normal" officeooo:rsid="000f98e3" officeooo:paragraph-rsid="000f98e3" style:font-weight-asian="normal" style:font-weight-complex="normal"/>
    </style:style>
    <style:style style:name="P5" style:family="paragraph" style:parent-style-name="Standard">
      <style:text-properties fo:color="#000000" loext:opacity="100%" fo:font-weight="normal" officeooo:rsid="000f98e3" officeooo:paragraph-rsid="00251f30" style:font-weight-asian="normal" style:font-weight-complex="normal"/>
    </style:style>
    <style:style style:name="P6" style:family="paragraph" style:parent-style-name="Standard">
      <style:text-properties fo:color="#000000" loext:opacity="100%" fo:font-weight="normal" officeooo:rsid="0018199a" officeooo:paragraph-rsid="0018199a" style:font-weight-asian="normal" style:font-weight-complex="normal"/>
    </style:style>
    <style:style style:name="P7" style:family="paragraph" style:parent-style-name="Standard">
      <style:text-properties fo:color="#000000" loext:opacity="100%" fo:font-weight="normal" officeooo:rsid="001a0d65" officeooo:paragraph-rsid="001a0d65" style:font-weight-asian="normal" style:font-weight-complex="normal"/>
    </style:style>
    <style:style style:name="P8" style:family="paragraph" style:parent-style-name="Standard">
      <style:text-properties fo:color="#000000" loext:opacity="100%" fo:font-weight="normal" officeooo:rsid="001c6a94" officeooo:paragraph-rsid="001c6a94" style:font-weight-asian="normal" style:font-weight-complex="normal"/>
    </style:style>
    <style:style style:name="P9" style:family="paragraph" style:parent-style-name="Standard">
      <style:text-properties fo:color="#000000" loext:opacity="100%" fo:font-weight="normal" officeooo:rsid="000bf341" officeooo:paragraph-rsid="00251f30" style:font-weight-asian="normal" style:font-weight-complex="normal"/>
    </style:style>
    <style:style style:name="P10" style:family="paragraph" style:parent-style-name="Standard">
      <style:text-properties fo:color="#000000" loext:opacity="100%" officeooo:rsid="000d1099" officeooo:paragraph-rsid="000d1099"/>
    </style:style>
    <style:style style:name="P11" style:family="paragraph" style:parent-style-name="Standard">
      <style:text-properties fo:color="#000000" loext:opacity="100%" officeooo:rsid="000fb079" officeooo:paragraph-rsid="000fb079"/>
    </style:style>
    <style:style style:name="P12" style:family="paragraph" style:parent-style-name="Standard">
      <style:text-properties fo:color="#000000" loext:opacity="100%" officeooo:rsid="0015286a" officeooo:paragraph-rsid="0015286a"/>
    </style:style>
    <style:style style:name="P13" style:family="paragraph" style:parent-style-name="Standard">
      <style:text-properties fo:color="#000000" loext:opacity="100%" officeooo:rsid="0008e29d" officeooo:paragraph-rsid="0008e29d"/>
    </style:style>
    <style:style style:name="P14" style:family="paragraph" style:parent-style-name="Standard">
      <style:text-properties fo:color="#000000" loext:opacity="100%" officeooo:rsid="0021f569" officeooo:paragraph-rsid="0021f569"/>
    </style:style>
    <style:style style:name="P15" style:family="paragraph" style:parent-style-name="Standard">
      <style:text-properties fo:color="#000000" loext:opacity="100%" officeooo:rsid="0012b19c" officeooo:paragraph-rsid="0012b19c"/>
    </style:style>
    <style:style style:name="P16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bf341"/>
    </style:style>
    <style:style style:name="T3" style:family="text">
      <style:text-properties style:text-underline-style="solid" style:text-underline-width="auto" style:text-underline-color="font-color" officeooo:rsid="0016c768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f98e3"/>
    </style:style>
    <style:style style:name="T6" style:family="text">
      <style:text-properties style:text-underline-style="none" officeooo:rsid="00139a82"/>
    </style:style>
    <style:style style:name="T7" style:family="text">
      <style:text-properties officeooo:rsid="000bf341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4688b" style:font-weight-asian="normal" style:font-weight-complex="normal"/>
    </style:style>
    <style:style style:name="T10" style:family="text">
      <style:text-properties officeooo:rsid="0016c768"/>
    </style:style>
    <style:style style:name="T11" style:family="text">
      <style:text-properties officeooo:rsid="001b60a1"/>
    </style:style>
    <style:style style:name="T12" style:family="text">
      <style:text-properties officeooo:rsid="00139a82"/>
    </style:style>
    <style:style style:name="T13" style:family="text">
      <style:text-properties officeooo:rsid="0014688b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15286a"/>
    </style:style>
    <style:style style:name="T16" style:family="text">
      <style:text-properties officeooo:rsid="001a0d65"/>
    </style:style>
    <style:style style:name="T17" style:family="text">
      <style:text-properties officeooo:rsid="001dffc7"/>
    </style:style>
    <style:style style:name="gr1" style:family="graphic">
      <style:graphic-properties draw:marker-start="Puntas_20_de_20_flecha_20_3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marker-end="Puntas_20_de_20_flecha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marker-start="Puntas_20_de_20_flecha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marker-end="Puntas_20_de_20_flecha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marker-start="Puntas_20_de_20_flecha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marker-start="" draw:marker-end="Puntas_20_de_20_flecha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marker-start="Puntas_20_de_20_flecha_20_2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line text:anchor-type="paragraph" draw:z-index="2" draw:name="Línea horizontal 2" draw:style-name="gr7" draw:text-style-name="P16" svg:x1="0.661cm" svg:y1="0.803cm" svg:x2="0.68cm" svg:y2="0.362cm"><text:p/></draw:line><draw:line text:anchor-type="paragraph" draw:z-index="9" draw:name="Línea horizontal 7" draw:style-name="gr2" draw:text-style-name="P16" svg:x1="-0.136cm" svg:y1="-0.586cm" svg:x2="-0.136cm" svg:y2="3.397cm"><text:p/></draw:line><draw:line text:anchor-type="paragraph" draw:z-index="10" draw:name="Línea horizontal 10" draw:style-name="gr2" draw:text-style-name="P16" svg:x1="-0.136cm" svg:y1="-0.586cm" svg:x2="0.443cm" svg:y2="-0.586cm"><text:p/></draw:line><draw:line text:anchor-type="paragraph" draw:z-index="11" draw:name="Línea horizontal 11" draw:style-name="gr7" draw:text-style-name="P16" svg:x1="0.443cm" svg:y1="-0.586cm" svg:x2="0.443cm" svg:y2="0.008cm"><text:p/></draw:line><draw:line text:anchor-type="paragraph" draw:z-index="28" draw:name="Línea horizontal 28" draw:style-name="gr2" draw:text-style-name="P16" svg:x1="-0.584cm" svg:y1="-1.071cm" svg:x2="-0.612cm" svg:y2="4.868cm"><text:p/></draw:line><draw:line text:anchor-type="paragraph" draw:z-index="29" draw:name="Línea horizontal 29" draw:style-name="gr2" draw:text-style-name="P16" svg:x1="-0.584cm" svg:y1="-1.071cm" svg:x2="1.178cm" svg:y2="-1.071cm"><text:p/></draw:line><draw:line text:anchor-type="paragraph" draw:z-index="30" draw:name="Línea horizontal 30" draw:style-name="gr5" draw:text-style-name="P16" svg:x1="1.034cm" svg:y1="-1.071cm" svg:x2="1.064cm" svg:y2="0.046cm"><text:p/></draw:line><draw:line text:anchor-type="paragraph" draw:z-index="48" draw:name="Línea horizontal 47" draw:style-name="gr2" draw:text-style-name="P16" svg:x1="-0.907cm" svg:y1="7.926cm" svg:x2="-0.819cm" svg:y2="-1.864cm"><text:p/></draw:line><draw:line text:anchor-type="paragraph" draw:z-index="49" draw:name="Línea horizontal 48" draw:style-name="gr2" draw:text-style-name="P16" svg:x1="-0.818cm" svg:y1="-1.864cm" svg:x2="1.329cm" svg:y2="-1.864cm"><text:p/></draw:line><draw:line text:anchor-type="paragraph" draw:z-index="50" draw:name="Línea horizontal 49" draw:style-name="gr5" draw:text-style-name="P16" svg:x1="1.328cm" svg:y1="-1.864cm" svg:x2="1.328cm" svg:y2="0.105cm"><text:p/></draw:line><draw:line text:anchor-type="paragraph" draw:z-index="53" draw:name="Línea horizontal 52" draw:style-name="gr2" draw:text-style-name="P16" svg:x1="-1.466cm" svg:y1="8.867cm" svg:x2="-1.378cm" svg:y2="-2.307cm"><text:p/></draw:line><draw:line text:anchor-type="paragraph" draw:z-index="54" draw:name="Línea horizontal 53" draw:style-name="gr2" draw:text-style-name="P16" svg:x1="-1.378cm" svg:y1="-2.307cm" svg:x2="1.651cm" svg:y2="-2.277cm"><text:p/></draw:line><draw:line text:anchor-type="paragraph" draw:z-index="55" draw:name="Línea horizontal 54" draw:style-name="gr5" draw:text-style-name="P16" svg:x1="1.651cm" svg:y1="-2.277cm" svg:x2="1.651cm" svg:y2="0.016cm"><text:p/></draw:line><draw:line text:anchor-type="paragraph" draw:z-index="87" draw:name="Línea horizontal 83" draw:style-name="gr2" draw:text-style-name="P16" svg:x1="-2.826cm" svg:y1="9.847cm" svg:x2="-2.708cm" svg:y2="-2.925cm"><text:p/></draw:line><draw:line text:anchor-type="paragraph" draw:z-index="88" draw:name="Línea horizontal 84" draw:style-name="gr2" draw:text-style-name="P16" svg:x1="-2.708cm" svg:y1="-2.942cm" svg:x2="1.936cm" svg:y2="-2.866cm"><text:p/></draw:line><draw:line text:anchor-type="paragraph" draw:z-index="89" draw:name="Línea horizontal 85" draw:style-name="gr2" draw:text-style-name="P16" svg:x1="1.937cm" svg:y1="-2.866cm" svg:x2="2.187cm" svg:y2="-0.338cm"><text:p/></draw:line><draw:line text:anchor-type="paragraph" draw:z-index="90" draw:name="Línea 5" draw:style-name="gr1" draw:text-style-name="P16" svg:x1="1.746cm" svg:y1="0.058cm" svg:x2="2.187cm" svg:y2="-0.339cm"><text:p/></draw:line>ANIMAL (<text:span text:style-name="T1">código animal</text:span>, especie, fecha de ingreso, nombre, fecha de nacimiento*, fecha de fallecimiento*)</text:p>
      <text:p text:style-name="P13"><draw:line text:anchor-type="paragraph" draw:z-index="0" draw:name="Línea vertical 1" draw:style-name="gr2" draw:text-style-name="P16" svg:x1="2.424cm" svg:y1="0.625cm" svg:x2="2.424cm" svg:y2="0.316cm"><text:p/></draw:line><draw:line text:anchor-type="paragraph" draw:z-index="1" draw:name="Línea horizontal 1" draw:style-name="gr2" draw:text-style-name="P16" svg:x1="0.661cm" svg:y1="0.316cm" svg:x2="2.423cm" svg:y2="0.316cm"><text:p/></draw:line></text:p>
      <text:p text:style-name="P13"><draw:line text:anchor-type="paragraph" draw:z-index="3" draw:name="Línea horizontal 3" draw:style-name="gr2" draw:text-style-name="P16" svg:x1="4.011cm" svg:y1="0.423cm" svg:x2="4.011cm" svg:y2="0.799cm"><text:p/></draw:line>VIVE (<text:span text:style-name="T1">código animal</text:span>, <text:span text:style-name="T1">código zona</text:span>, <text:span text:style-name="T1">fecha entrada</text:span><text:span text:style-name="T4">, fecha salida)</text:span></text:p>
      <text:p text:style-name="P13"><draw:line text:anchor-type="paragraph" draw:z-index="4" draw:name="Línea horizontal 4" draw:style-name="gr2" draw:text-style-name="P16" svg:x1="2.249cm" svg:y1="0.266cm" svg:x2="4.011cm" svg:y2="0.266cm"><text:p/></draw:line><draw:line text:anchor-type="paragraph" draw:z-index="5" draw:name="Línea horizontal 5" draw:style-name="gr9" draw:text-style-name="P16" svg:x1="2.247cm" svg:y1="0.576cm" svg:x2="2.249cm" svg:y2="0.266cm"><text:p/></draw:line></text:p>
      <text:p text:style-name="P13">ZONA (<text:span text:style-name="T1">código zona</text:span><text:span text:style-name="T4">, superficie, tipo, descripción</text:span>)</text:p>
      <text:p text:style-name="P11"><draw:line text:anchor-type="paragraph" draw:z-index="6" draw:name="Línea horizontal 6" draw:style-name="gr6" draw:text-style-name="P16" svg:x1="2.621cm" svg:y1="0cm" svg:x2="2.621cm" svg:y2="0.617cm"><text:p/></draw:line><draw:line text:anchor-type="paragraph" draw:z-index="12" draw:name="Línea horizontal 12" draw:style-name="gr2" draw:text-style-name="P16" svg:x1="9.449cm" svg:y1="0.598cm" svg:x2="9.456cm" svg:y2="0.27cm"><text:p/></draw:line><draw:line text:anchor-type="paragraph" draw:z-index="13" draw:name="Línea horizontal 13" draw:style-name="gr2" draw:text-style-name="P16" svg:x1="9.449cm" svg:y1="0.27cm" svg:x2="25.335cm" svg:y2="0.258cm"><text:p/></draw:line><draw:line text:anchor-type="paragraph" draw:z-index="14" draw:name="Línea horizontal 14" draw:style-name="gr2" draw:text-style-name="P16" svg:x1="25.335cm" svg:y1="0.27cm" svg:x2="25.61cm" svg:y2="24.174cm"><text:p/></draw:line></text:p>
      <text:p text:style-name="P11">MANTIENE (<text:span text:style-name="T1">código zona</text:span>, <text:span text:style-name="T1">código empleado mantenimiento</text:span>, <text:span text:style-name="T1">fecha inicio</text:span>, fecha fin)</text:p>
      <text:p text:style-name="P13"><draw:line text:anchor-type="paragraph" draw:z-index="7" draw:name="Línea horizontal 8" draw:style-name="gr2" draw:text-style-name="P16" svg:x1="19.158cm" svg:y1="0.019cm" svg:x2="19.158cm" svg:y2="0.523cm"><text:p/></draw:line><draw:line text:anchor-type="paragraph" draw:z-index="8" draw:name="Línea horizontal 9" draw:style-name="gr2" draw:text-style-name="P16" svg:x1="-0.136cm" svg:y1="0.019cm" svg:x2="19.157cm" svg:y2="0.019cm"><text:p/></draw:line></text:p>
      <text:p text:style-name="P13"><draw:line text:anchor-type="paragraph" draw:z-index="16" draw:name="Línea horizontal 16" draw:style-name="gr2" draw:text-style-name="P16" svg:x1="21.788cm" svg:y1="0.238cm" svg:x2="25.111cm" svg:y2="0.268cm"><text:p/></draw:line><draw:line text:anchor-type="paragraph" draw:z-index="17" draw:name="Línea horizontal 17" draw:style-name="gr2" draw:text-style-name="P16" svg:x1="25.111cm" svg:y1="0.268cm" svg:x2="25.335cm" svg:y2="14.954cm"><text:p/></draw:line>TRATAMIENTO (<text:span text:style-name="T1">cód. Tratamiento</text:span><text:span text:style-name="T4">, medicamento, dosis, frecuencia, observaciones*, fecha inicio, fecha fin, código animal, </text:span><text:span text:style-name="T5">cód empleado veterinario</text:span>)</text:p>
      <text:p text:style-name="P13"><draw:line text:anchor-type="paragraph" draw:z-index="26" draw:name="Línea horizontal 26" draw:style-name="gr2" draw:text-style-name="P16" svg:x1="2.21cm" svg:y1="0.555cm" svg:x2="2.18cm" svg:y2="0.028cm"><text:p/></draw:line><draw:line text:anchor-type="paragraph" draw:z-index="27" draw:name="Línea horizontal 27" draw:style-name="gr2" draw:text-style-name="P16" svg:x1="-0.612cm" svg:y1="0cm" svg:x2="2.21cm" svg:y2="0.028cm"><text:p/></draw:line></text:p>
      <text:p text:style-name="P1">PADECE (<text:span text:style-name="T1">código animal</text:span>, <text:span text:style-name="T1">nombre afección</text:span>, <text:span text:style-name="T1">fecha</text:span>)</text:p>
      <text:p text:style-name="P13"><draw:line text:anchor-type="paragraph" draw:z-index="31" draw:name="Línea horizontal 31" draw:style-name="gr2" draw:text-style-name="P16" svg:x1="1.974cm" svg:y1="0.496cm" svg:x2="1.974cm" svg:y2="0.337cm"><text:p/></draw:line><draw:line text:anchor-type="paragraph" draw:z-index="32" draw:name="Línea horizontal 32" draw:style-name="gr2" draw:text-style-name="P16" svg:x1="1.974cm" svg:y1="0.337cm" svg:x2="5.532cm" svg:y2="0.337cm"><text:p/></draw:line><draw:line text:anchor-type="paragraph" draw:z-index="33" draw:name="Línea horizontal 33" draw:style-name="gr5" draw:text-style-name="P16" svg:x1="5.532cm" svg:y1="0.337cm" svg:x2="5.532cm" svg:y2="0.023cm"><text:p/></draw:line><draw:line text:anchor-type="paragraph" draw:z-index="37" draw:name="Línea horizontal 37" draw:style-name="gr2" draw:text-style-name="P16" svg:x1="10.823cm" svg:y1="0.584cm" svg:x2="10.793cm" svg:y2="0.143cm"><text:p/></draw:line><draw:line text:anchor-type="paragraph" draw:z-index="38" draw:name="Línea horizontal 38" draw:style-name="gr2" draw:text-style-name="P16" svg:x1="10.823cm" svg:y1="0.143cm" svg:x2="24.846cm" svg:y2="0.143cm"><text:p/></draw:line><draw:line text:anchor-type="paragraph" draw:z-index="39" draw:name="Línea horizontal 39" draw:style-name="gr2" draw:text-style-name="P16" svg:x1="24.846cm" svg:y1="0.143cm" svg:x2="25.111cm" svg:y2="12.52cm"><text:p/></draw:line></text:p>
      <text:p text:style-name="P13"><draw:line text:anchor-type="paragraph" draw:z-index="36" draw:name="Línea horizontal 36" draw:style-name="gr7" draw:text-style-name="P16" svg:x1="0.945cm" svg:y1="0.684cm" svg:x2="0.945cm" svg:y2="0.303cm"><text:p/></draw:line>AFECCIÓN (<text:span text:style-name="T2">nombre</text:span><text:span text:style-name="T7">, gravedad, tipo, </text:span><text:span text:style-name="T13">código empleado veterinario</text:span>)</text:p>
      <text:p text:style-name="P13"><draw:line text:anchor-type="paragraph" draw:z-index="34" draw:name="Línea horizontal 34" draw:style-name="gr2" draw:text-style-name="P16" svg:x1="6.091cm" svg:y1="0.46cm" svg:x2="6.061cm" svg:y2="0.051cm"><text:p/></draw:line><draw:line text:anchor-type="paragraph" draw:z-index="35" draw:name="Línea horizontal 35" draw:style-name="gr2" draw:text-style-name="P16" svg:x1="0.945cm" svg:y1="0.198cm" svg:x2="6.09cm" svg:y2="0.168cm"><text:p/></draw:line></text:p>
      <text:p text:style-name="P14">SÍNTOMAS (<text:span text:style-name="T1">nombre_afección</text:span>, <text:span text:style-name="T1">síntoma)</text:span></text:p>
      <text:p text:style-name="P13"><draw:line text:anchor-type="paragraph" draw:z-index="46" draw:name="Línea horizontal 45" draw:style-name="gr2" draw:text-style-name="P16" svg:x1="2.651cm" svg:y1="0.487cm" svg:x2="2.651cm" svg:y2="0.136cm"><text:p/></draw:line><draw:line text:anchor-type="paragraph" draw:z-index="47" draw:name="Línea horizontal 46" draw:style-name="gr2" draw:text-style-name="P16" svg:x1="-0.907cm" svg:y1="0.136cm" svg:x2="2.561cm" svg:y2="0.136cm"><text:p/></draw:line></text:p>
      <text:p text:style-name="P2"><draw:line text:anchor-type="paragraph" draw:z-index="42" draw:name="Línea 1" draw:style-name="gr2" draw:text-style-name="P16" svg:x1="9.53cm" svg:y1="0.208cm" svg:x2="24.639cm" svg:y2="0.208cm"><text:p/></draw:line><draw:line text:anchor-type="paragraph" draw:z-index="43" draw:name="Línea horizontal 42" draw:style-name="gr2" draw:text-style-name="P16" svg:x1="24.64cm" svg:y1="0.208cm" svg:x2="24.846cm" svg:y2="9.791cm"><text:p/></draw:line>VACUNA (<text:span text:style-name="T1">código animal</text:span>, <text:span text:style-name="T1">código empleado veterinario</text:span>)</text:p>
      <text:p text:style-name="P2"><draw:line text:anchor-type="paragraph" draw:z-index="51" draw:name="Línea horizontal 50" draw:style-name="gr2" draw:text-style-name="P16" svg:x1="2.856cm" svg:y1="0.515cm" svg:x2="2.798cm" svg:y2="0.134cm"><text:p/></draw:line><draw:line text:anchor-type="paragraph" draw:z-index="52" draw:name="Línea horizontal 51" draw:style-name="gr2" draw:text-style-name="P16" svg:x1="-1.466cm" svg:y1="0.104cm" svg:x2="2.797cm" svg:y2="0.134cm"><text:p/></draw:line><draw:line text:anchor-type="paragraph" draw:z-index="56" draw:name="Línea horizontal 55" draw:style-name="gr2" draw:text-style-name="P16" svg:x1="6.796cm" svg:y1="0.583cm" svg:x2="6.796cm" svg:y2="0.056cm"><text:p/></draw:line><draw:line text:anchor-type="paragraph" draw:z-index="57" draw:name="Línea horizontal 56" draw:style-name="gr2" draw:text-style-name="P16" svg:x1="6.796cm" svg:y1="0.056cm" svg:x2="23.876cm" svg:y2="0.056cm"><text:p/></draw:line><draw:line text:anchor-type="paragraph" draw:z-index="58" draw:name="Línea horizontal 57" draw:style-name="gr2" draw:text-style-name="P16" svg:x1="23.876cm" svg:y1="0.056cm" svg:x2="24.022cm" svg:y2="8.611cm"><text:p/></draw:line></text:p>
      <text:p text:style-name="P2"><draw:line text:anchor-type="paragraph" draw:z-index="62" draw:name="Línea horizontal 59" draw:style-name="gr2" draw:text-style-name="P16" svg:x1="7.913cm" svg:y1="0.628cm" svg:x2="23.377cm" svg:y2="0.452cm"><text:p/></draw:line><draw:line text:anchor-type="paragraph" draw:z-index="63" draw:name="Línea horizontal 60" draw:style-name="gr2" draw:text-style-name="P16" svg:x1="23.377cm" svg:y1="0.452cm" svg:x2="23.523cm" svg:y2="7.83cm"><text:p/></draw:line>ALIMENTA (<text:span text:style-name="T1">código animal</text:span>, <text:span text:style-name="T1">código empleado cuidador</text:span>, <text:span text:style-name="T1">cód. dieta</text:span>, cantidad, fecha)</text:p>
      <text:p text:style-name="P2"><draw:line text:anchor-type="paragraph" draw:z-index="61" draw:name="Línea 3" draw:style-name="gr2" draw:text-style-name="P16" svg:x1="7.706cm" svg:y1="0.64cm" svg:x2="7.912cm" svg:y2="0.141cm"><text:p/></draw:line><draw:line text:anchor-type="paragraph" draw:z-index="85" draw:name="Línea horizontal 81" draw:style-name="gr2" draw:text-style-name="P16" svg:x1="1.937cm" svg:y1="0.55cm" svg:x2="1.923cm" svg:y2="0.199cm"><text:p/></draw:line><draw:line text:anchor-type="paragraph" draw:z-index="86" draw:name="Línea horizontal 82" draw:style-name="gr2" draw:text-style-name="P16" svg:x1="-2.738cm" svg:y1="0.185cm" svg:x2="1.936cm" svg:y2="0.199cm"><text:p/></draw:line></text:p>
      <text:p text:style-name="P10">CUIDA (<text:span text:style-name="T1">código animal</text:span>, <text:span text:style-name="T1">código empleado cuidador</text:span>, <text:span text:style-name="T1">fecha</text:span>, tipo cuidado, observaciones*)</text:p>
      <text:p text:style-name="P2"><draw:line text:anchor-type="paragraph" draw:z-index="77" draw:name="Línea horizontal 73" draw:style-name="gr2" draw:text-style-name="P16" svg:x1="17.658cm" svg:y1="0.49cm" svg:x2="17.658cm" svg:y2="0.109cm"><text:p/></draw:line><draw:line text:anchor-type="paragraph" draw:z-index="78" draw:name="Línea horizontal 74" draw:style-name="gr2" draw:text-style-name="P16" svg:x1="17.658cm" svg:y1="0.109cm" svg:x2="21.75cm" svg:y2="0.109cm"><text:p/></draw:line><draw:line text:anchor-type="paragraph" draw:z-index="79" draw:name="Línea horizontal 75" draw:style-name="gr2" draw:text-style-name="P16" svg:x1="21.751cm" svg:y1="0.109cm" svg:x2="21.811cm" svg:y2="5.487cm"><text:p/></draw:line><draw:line text:anchor-type="paragraph" draw:z-index="96" draw:name="Línea horizontal 90" draw:style-name="gr2" draw:text-style-name="P16" svg:x1="-1.164cm" svg:y1="9.907cm" svg:x2="-0.959cm" svg:y2="0.28cm"><text:p/></draw:line><draw:line text:anchor-type="paragraph" draw:z-index="97" draw:name="Línea 7" draw:style-name="gr1" draw:text-style-name="P16" svg:x1="0.04cm" svg:y1="0.575cm" svg:x2="-0.96cm" svg:y2="0.28cm"><text:p/></draw:line></text:p>
      <text:p text:style-name="P2"><draw:line text:anchor-type="paragraph" draw:z-index="75" draw:name="Línea 4" draw:style-name="gr1" draw:text-style-name="P16" svg:x1="20.685cm" svg:y1="0.27cm" svg:x2="21.04cm" svg:y2="0.27cm"><text:p/></draw:line><draw:line text:anchor-type="paragraph" draw:z-index="76" draw:name="Línea horizontal 72" draw:style-name="gr2" draw:text-style-name="P16" svg:x1="21.04cm" svg:y1="0.27cm" svg:x2="21.01cm" svg:y2="0.856cm"><text:p/></draw:line><draw:line text:anchor-type="paragraph" draw:z-index="83" draw:name="Línea horizontal 79" draw:style-name="gr2" draw:text-style-name="P16" svg:x1="-0.43cm" svg:y1="5.498cm" svg:x2="-0.342cm" svg:y2="0.238cm"><text:p/></draw:line><draw:line text:anchor-type="paragraph" draw:z-index="84" draw:name="Línea horizontal 80" draw:style-name="gr3" draw:text-style-name="P16" svg:x1="-0.342cm" svg:y1="0.238cm" svg:x2="-0.062cm" svg:y2="0.238cm"><text:p/></draw:line>EMPLEADO (<text:span text:style-name="T1">código empleado</text:span>, nombre, apellido 1, apellido 2*, dirección,<text:span text:style-name="T14"> DNI</text:span>, <text:span text:style-name="T14">n.º SS</text:span><text:span text:style-name="T8">, </text:span><text:span text:style-name="T9">código empleado administrador</text:span>)</text:p>
      <text:p text:style-name="P2"><draw:line text:anchor-type="paragraph" draw:z-index="60" draw:name="Línea 2" draw:style-name="gr3" draw:text-style-name="P16" svg:x1="2.974cm" svg:y1="0.663cm" svg:x2="3.239cm" svg:y2="0.046cm"><text:p/></draw:line><draw:line text:anchor-type="paragraph" draw:z-index="73" draw:name="Línea horizontal 70" draw:style-name="gr2" draw:text-style-name="P16" svg:x1="11.573cm" svg:y1="3.046cm" svg:x2="11.573cm" svg:y2="0.312cm"><text:p/></draw:line><draw:line text:anchor-type="paragraph" draw:z-index="74" draw:name="Línea horizontal 71" draw:style-name="gr2" draw:text-style-name="P16" svg:x1="11.543cm" svg:y1="0.369cm" svg:x2="21.01cm" svg:y2="0.369cm"><text:p/></draw:line></text:p>
      <text:p text:style-name="P12">TIENE <text:span text:style-name="T10">(</text:span><text:span text:style-name="T3">código empleado</text:span><text:span text:style-name="T10">, </text:span><text:span text:style-name="T3">cód familiar</text:span><text:span text:style-name="T10">)</text:span></text:p>
      <text:p text:style-name="P2"><draw:line text:anchor-type="paragraph" draw:z-index="65" draw:name="Línea horizontal 61" draw:style-name="gr2" draw:text-style-name="P16" svg:x1="5.65cm" svg:y1="0.277cm" svg:x2="5.676cm" svg:y2="0.011cm"><text:p/></draw:line><draw:line text:anchor-type="paragraph" draw:z-index="66" draw:name="Línea horizontal 63" draw:style-name="gr2" draw:text-style-name="P16" svg:x1="1.916cm" svg:y1="0.277cm" svg:x2="5.65cm" svg:y2="0.277cm"><text:p/></draw:line><draw:line text:anchor-type="paragraph" draw:z-index="67" draw:name="Línea horizontal 64" draw:style-name="gr4" draw:text-style-name="P16" svg:x1="1.3cm" svg:y1="0.543cm" svg:x2="1.916cm" svg:y2="0.277cm"><text:p/></draw:line></text:p>
      <text:p text:style-name="P12"><draw:line text:anchor-type="paragraph" draw:z-index="68" draw:name="Línea horizontal 65" draw:style-name="gr2" draw:text-style-name="P16" svg:x1="6.296cm" svg:y1="0.466cm" svg:x2="6.294cm" svg:y2="0.935cm"><text:p/></draw:line><draw:line text:anchor-type="paragraph" draw:z-index="69" draw:name="Línea horizontal 66" draw:style-name="gr2" draw:text-style-name="P16" svg:x1="1.152cm" svg:y1="0.496cm" svg:x2="6.296cm" svg:y2="0.466cm"><text:p/></draw:line><draw:line text:anchor-type="paragraph" draw:z-index="70" draw:name="Línea horizontal 67" draw:style-name="gr1" draw:text-style-name="P16" svg:x1="1.152cm" svg:y1="0.436cm" svg:x2="1.152cm" svg:y2="0.496cm"><text:p/></draw:line>FAMILIAR (<text:span text:style-name="T1">cód. familiar</text:span>, nombre, apellido 1, apellido 2, <text:span text:style-name="T14">DNI</text:span>)</text:p>
      <text:p text:style-name="P12"/>
      <text:p text:style-name="P12">TELÉFONO_FAMILIAR (<text:span text:style-name="T1">cód. familiar</text:span>, <text:span text:style-name="T1">teléfono</text:span>)</text:p>
      <text:p text:style-name="P2"><draw:line text:anchor-type="paragraph" draw:z-index="71" draw:name="Línea horizontal 68" draw:style-name="gr2" draw:text-style-name="P16" svg:x1="6.544cm" svg:y1="0.155cm" svg:x2="6.544cm" svg:y2="0.654cm"><text:p/></draw:line><draw:line text:anchor-type="paragraph" draw:z-index="72" draw:name="Línea horizontal 69" draw:style-name="gr2" draw:text-style-name="P16" svg:x1="6.516cm" svg:y1="0.153cm" svg:x2="11.573cm" svg:y2="0.125cm"><text:p/></draw:line></text:p>
      <text:p text:style-name="P2">TELÉFONO<text:span text:style-name="T15">_EMPLEADO</text:span> (<text:span text:style-name="T1">código empleado</text:span>, <text:span text:style-name="T1">teléfono</text:span>)</text:p>
      <text:p text:style-name="P2"/>
      <text:p text:style-name="P2"><draw:line text:anchor-type="paragraph" draw:z-index="80" draw:name="Línea horizontal 76" draw:style-name="gr4" draw:text-style-name="P16" svg:x1="6.802cm" svg:y1="0.294cm" svg:x2="21.767cm" svg:y2="0.206cm"><text:p/></draw:line>ADMINISTRADOR (<text:span text:style-name="T1">código empleado</text:span>)</text:p>
      <text:p text:style-name="P2"><draw:line text:anchor-type="paragraph" draw:z-index="64" draw:name="Línea horizontal 62" draw:style-name="gr4" draw:text-style-name="P16" svg:x1="12.116cm" svg:y1="0.469cm" svg:x2="23.511cm" svg:y2="0.439cm"><text:p/></draw:line><draw:line text:anchor-type="paragraph" draw:z-index="81" draw:name="Línea horizontal 77" draw:style-name="gr2" draw:text-style-name="P16" svg:x1="2.731cm" svg:y1="0.466cm" svg:x2="2.731cm" svg:y2="0.143cm"><text:p/></draw:line><draw:line text:anchor-type="paragraph" draw:z-index="82" draw:name="Línea horizontal 78" draw:style-name="gr2" draw:text-style-name="P16" svg:x1="-0.43cm" svg:y1="0.143cm" svg:x2="2.731cm" svg:y2="0.143cm"><text:p/></draw:line></text:p>
      <text:p text:style-name="P2"><draw:line text:anchor-type="paragraph" draw:z-index="59" draw:name="Línea horizontal 58" draw:style-name="gr4" draw:text-style-name="P16" svg:x1="11.882cm" svg:y1="0.335cm" svg:x2="24.023cm" svg:y2="0.335cm"><text:p/></draw:line>CUIDADOR (<text:span text:style-name="T1">código empleado</text:span>, <text:span text:style-name="T12">código empleado cuidador formador</text:span>)</text:p>
      <text:p text:style-name="P2"/>
      <text:p text:style-name="P2"><draw:line text:anchor-type="paragraph" draw:z-index="40" draw:name="Línea horizontal 40" draw:style-name="gr2" draw:text-style-name="P16" svg:x1="6.355cm" svg:y1="0.453cm" svg:x2="25.11cm" svg:y2="0.453cm"><text:p/></draw:line><draw:line text:anchor-type="paragraph" draw:z-index="41" draw:name="Línea horizontal 41" draw:style-name="gr6" draw:text-style-name="P16" svg:x1="6.061cm" svg:y1="0.453cm" svg:x2="6.356cm" svg:y2="0.453cm"><text:p/></draw:line><draw:line text:anchor-type="paragraph" draw:z-index="44" draw:name="Línea horizontal 44" draw:style-name="gr2" draw:text-style-name="P16" svg:x1="5.766cm" svg:y1="0.055cm" svg:x2="24.904cm" svg:y2="0.101cm"><text:p/></draw:line><draw:line text:anchor-type="paragraph" draw:z-index="45" draw:name="Línea horizontal 43" draw:style-name="gr5" draw:text-style-name="P16" svg:x1="5.766cm" svg:y1="0.055cm" svg:x2="5.914cm" svg:y2="0.468cm"><text:p/></draw:line></text:p>
      <text:p text:style-name="P2"><draw:line text:anchor-type="paragraph" draw:z-index="18" draw:name="Línea horizontal 18" draw:style-name="gr6" draw:text-style-name="P16" svg:x1="6.207cm" svg:y1="0.203cm" svg:x2="25.335cm" svg:y2="0.349cm"><text:p/></draw:line><draw:line text:anchor-type="paragraph" draw:z-index="21" draw:name="Línea horizontal 21" draw:style-name="gr6" draw:text-style-name="P16" svg:x1="1.328cm" svg:y1="0.321cm" svg:x2="1.328cm" svg:y2="0.762cm"><text:p/></draw:line><draw:line text:anchor-type="paragraph" draw:z-index="25" draw:name="Línea horizontal 25" draw:style-name="gr6" draw:text-style-name="P16" svg:x1="6.207cm" svg:y1="0.349cm" svg:x2="25.335cm" svg:y2="0.497cm"><text:p/></draw:line><draw:line text:anchor-type="paragraph" draw:z-index="93" draw:name="Línea 6" draw:style-name="gr1" draw:text-style-name="P16" svg:x1="2.334cm" svg:y1="0.383cm" svg:x2="2.392cm" svg:y2="0.574cm"><text:p/></draw:line>VETERINARIO (<text:span text:style-name="T1">código empleado</text:span>)</text:p>
      <text:p text:style-name="P2"><draw:line text:anchor-type="paragraph" draw:z-index="19" draw:name="Línea horizontal 19" draw:style-name="gr2" draw:text-style-name="P16" svg:x1="5.62cm" svg:y1="0.508cm" svg:x2="5.62cm" svg:y2="0.305cm"><text:p/></draw:line><draw:line text:anchor-type="paragraph" draw:z-index="20" draw:name="Línea horizontal 20" draw:style-name="gr2" draw:text-style-name="P16" svg:x1="1.328cm" svg:y1="0.305cm" svg:x2="5.62cm" svg:y2="0.275cm"><text:p/></draw:line><draw:line text:anchor-type="paragraph" draw:z-index="24" draw:name="Línea horizontal 24" draw:style-name="gr2" draw:text-style-name="P16" svg:x1="25.335cm" svg:y1="2.422cm" svg:x2="25.335cm" svg:y2="0.011cm"><text:p/></draw:line><draw:line text:anchor-type="paragraph" draw:z-index="91" draw:name="Línea horizontal 86" draw:style-name="gr2" draw:text-style-name="P16" svg:x1="12.153cm" svg:y1="0.482cm" svg:x2="12.153cm" svg:y2="0.131cm"><text:p/></draw:line><draw:line text:anchor-type="paragraph" draw:z-index="92" draw:name="Línea horizontal 88" draw:style-name="gr2" draw:text-style-name="P16" svg:x1="2.392cm" svg:y1="0.086cm" svg:x2="12.111cm" svg:y2="0.1cm"><text:p/></draw:line></text:p>
      <text:p text:style-name="P15">FORMA VETERINARIO (<text:span text:style-name="T1">código empleado veterinario formador</text:span>, <text:span text:style-name="T1">código empleado veterinario principiante</text:span><text:span text:style-name="T4">, </text:span><text:span text:style-name="T6">fecha inició formación, fecha final formación</text:span>)</text:p>
      <text:p text:style-name="P2"><draw:line text:anchor-type="paragraph" draw:z-index="94" draw:name="Línea horizontal 87" draw:style-name="gr2" draw:text-style-name="P16" svg:x1="2.215cm" svg:y1="0.418cm" svg:x2="2.231cm" svg:y2="0.171cm"><text:p/></draw:line><draw:line text:anchor-type="paragraph" draw:z-index="95" draw:name="Línea horizontal 89" draw:style-name="gr2" draw:text-style-name="P16" svg:x1="-1.164cm" svg:y1="0.171cm" svg:x2="2.216cm" svg:y2="0.171cm"><text:p/></draw:line></text:p>
      <text:p text:style-name="P2"><draw:line text:anchor-type="paragraph" draw:z-index="22" draw:name="Línea horizontal 22" draw:style-name="gr8" draw:text-style-name="P16" svg:x1="7.119cm" svg:y1="0.386cm" svg:x2="7.087cm" svg:y2="1.002cm"><text:p/></draw:line><draw:line text:anchor-type="paragraph" draw:z-index="23" draw:name="Línea horizontal 23" draw:style-name="gr2" draw:text-style-name="P16" svg:x1="7.087cm" svg:y1="0.386cm" svg:x2="25.334cm" svg:y2="0.474cm"><text:p/></draw:line><draw:line text:anchor-type="paragraph" draw:z-index="118" draw:name="Línea horizontal 106" draw:style-name="gr2" draw:text-style-name="P16" svg:x1="-0.43cm" svg:y1="6.436cm" svg:x2="-0.411cm" svg:y2="0.123cm"><text:p/></draw:line><draw:line text:anchor-type="paragraph" draw:z-index="119" draw:name="Línea 11" draw:style-name="gr1" draw:text-style-name="P16" svg:x1="0.141cm" svg:y1="0.144cm" svg:x2="-0.411cm" svg:y2="0.123cm"><text:p/></draw:line>CAJERO (<text:span text:style-name="T1">código empleado</text:span>)</text:p>
      <text:p text:style-name="P2"/>
      <text:p text:style-name="P4"><draw:line text:anchor-type="paragraph" draw:z-index="98" draw:name="Línea horizontal 91" draw:style-name="gr2" draw:text-style-name="P16" svg:x1="9.372cm" svg:y1="0.208cm" svg:x2="11.134cm" svg:y2="0.208cm"><text:p/></draw:line><draw:line text:anchor-type="paragraph" draw:z-index="99" draw:name="Línea horizontal 92" draw:style-name="gr2" draw:text-style-name="P16" svg:x1="11.134cm" svg:y1="0.208cm" svg:x2="11.138cm" svg:y2="1.252cm"><text:p/></draw:line>ORGANIZA (<text:span text:style-name="T1">código empleado veterinario</text:span>, <text:span text:style-name="T1">cód. Dieta</text:span>)</text:p>
      <text:p text:style-name="P4"/>
      <text:p text:style-name="P9"><draw:line text:anchor-type="paragraph" draw:z-index="100" draw:name="Línea 8" draw:style-name="gr1" draw:text-style-name="P16" svg:x1="6.948cm" svg:y1="0.309cm" svg:x2="11.134cm" svg:y2="0.279cm"><text:p/></draw:line><draw:line text:anchor-type="paragraph" draw:z-index="103" draw:name="Línea 9" draw:style-name="gr1" draw:text-style-name="P16" svg:x1="0.612cm" svg:y1="0.383cm" svg:x2="0.598cm" svg:y2="0.706cm"><text:p/></draw:line>DIETA (<text:span text:style-name="T1">cód. dieta</text:span>, tipo, observaciones*)</text:p>
      <text:p text:style-name="P9"><draw:line text:anchor-type="paragraph" draw:z-index="101" draw:name="Línea horizontal 93" draw:style-name="gr2" draw:text-style-name="P16" svg:x1="2.905cm" svg:y1="0.512cm" svg:x2="2.905cm" svg:y2="0.219cm"><text:p/></draw:line><draw:line text:anchor-type="paragraph" draw:z-index="102" draw:name="Línea horizontal 94" draw:style-name="gr2" draw:text-style-name="P16" svg:x1="0.598cm" svg:y1="0.219cm" svg:x2="2.905cm" svg:y2="0.219cm"><text:p/></draw:line></text:p>
      <text:p text:style-name="P5">COMPONE (<text:span text:style-name="T1">cód dieta</text:span>, <text:span text:style-name="T1">cód. alimento</text:span>, cantidad)</text:p>
      <text:p text:style-name="P5"><draw:line text:anchor-type="paragraph" draw:z-index="104" draw:name="Línea horizontal 95" draw:style-name="gr2" draw:text-style-name="P16" svg:x1="5.417cm" svg:y1="0.303cm" svg:x2="5.417cm" svg:y2="0.007cm"><text:p/></draw:line><draw:line text:anchor-type="paragraph" draw:z-index="105" draw:name="Línea horizontal 96" draw:style-name="gr2" draw:text-style-name="P16" svg:x1="1.598cm" svg:y1="0.273cm" svg:x2="5.417cm" svg:y2="0.303cm"><text:p/></draw:line><draw:line text:anchor-type="paragraph" draw:z-index="106" draw:name="Línea vertical 2" draw:style-name="gr1" draw:text-style-name="P16" svg:x1="1.598cm" svg:y1="0.582cm" svg:x2="1.598cm" svg:y2="0.303cm"><text:p/></draw:line></text:p>
      <text:p text:style-name="P5">ALIMENTO (<text:span text:style-name="T1">cód. alimento</text:span>, nombre, grasas, proteínas, <text:span text:style-name="T1">hidratos</text:span>, stock)</text:p>
      <text:p text:style-name="P4"/>
      <text:p text:style-name="P4"/>
      <text:p text:style-name="P3"><draw:line text:anchor-type="paragraph" draw:z-index="15" draw:name="Línea horizontal 15" draw:style-name="gr6" draw:text-style-name="P16" svg:x1="7.001cm" svg:y1="0.289cm" svg:x2="25.61cm" svg:y2="0.319cm"><text:p/></draw:line>MANTENIMIENTO (<text:span text:style-name="T1">código empleado</text:span>)</text:p>
      <text:p text:style-name="P4"><draw:line text:anchor-type="paragraph" draw:z-index="116" draw:name="Línea horizontal 104" draw:style-name="gr2" draw:text-style-name="P16" svg:x1="17.134cm" svg:y1="1.079cm" svg:x2="17.12cm" svg:y2="0.402cm"><text:p/></draw:line><draw:line text:anchor-type="paragraph" draw:z-index="117" draw:name="Línea horizontal 105" draw:style-name="gr2" draw:text-style-name="P16" svg:x1="-0.43cm" svg:y1="0.594cm" svg:x2="17.121cm" svg:y2="0.402cm"><text:p/></draw:line></text:p>
      <text:p text:style-name="P4"/>
      <text:p text:style-name="P6"><draw:line text:anchor-type="paragraph" draw:z-index="107" draw:name="Línea horizontal 97" draw:style-name="gr2" draw:text-style-name="P16" svg:x1="21.191cm" svg:y1="0.392cm" svg:x2="21.205cm" svg:y2="1.773cm"><text:p/></draw:line><draw:line text:anchor-type="paragraph" draw:z-index="109" draw:name="Línea horizontal 99" draw:style-name="gr2" draw:text-style-name="P16" svg:x1="2.23cm" svg:y1="0.907cm" svg:x2="2.23cm" svg:y2="1.26cm"><text:p/></draw:line>ENTRADA (<text:span text:style-name="T1">n.º entrada</text:span>, Tipo de entrada, Precio base, Precio final, Fecha compra, Fecha visita, código empleado cajero, <text:span text:style-name="T16">código cliente, </text:span><text:span text:style-name="T17">nº membresía</text:span>)</text:p>
      <text:p text:style-name="P6"><draw:line text:anchor-type="paragraph" draw:z-index="110" draw:name="Línea horizontal 101" draw:style-name="gr2" draw:text-style-name="P16" svg:x1="-0.342cm" svg:y1="0.272cm" svg:x2="2.23cm" svg:y2="0.286cm"><text:p/></draw:line><draw:line text:anchor-type="paragraph" draw:z-index="111" draw:name="Línea horizontal 100" draw:style-name="gr2" draw:text-style-name="P16" svg:x1="-0.342cm" svg:y1="0.286cm" svg:x2="-0.358cm" svg:y2="2.754cm"><text:p/></draw:line></text:p>
      <text:p text:style-name="P7"><draw:line text:anchor-type="paragraph" draw:z-index="108" draw:name="Línea horizontal 98" draw:style-name="gr1" draw:text-style-name="P16" svg:x1="11.167cm" svg:y1="0.312cm" svg:x2="21.205cm" svg:y2="0.312cm"><text:p/></draw:line><draw:line text:anchor-type="paragraph" draw:z-index="115" draw:name="Línea vertical 3" draw:style-name="gr1" draw:text-style-name="P16" svg:x1="0.774cm" svg:y1="0.37cm" svg:x2="0.788cm" svg:y2="0.693cm"><text:p/></draw:line>CLIENTE (<text:span text:style-name="T1">Cód. cliente</text:span>, <text:span text:style-name="T11">DNI*, Nombre, Apellido 1, Apellido 2*</text:span>)</text:p>
      <text:p text:style-name="P7"><draw:line text:anchor-type="paragraph" draw:z-index="113" draw:name="Línea horizontal 102" draw:style-name="gr2" draw:text-style-name="P16" svg:x1="2.803cm" svg:y1="0.557cm" svg:x2="2.789cm" svg:y2="0.206cm"><text:p/></draw:line><draw:line text:anchor-type="paragraph" draw:z-index="114" draw:name="Línea horizontal 103" draw:style-name="gr2" draw:text-style-name="P16" svg:x1="0.788cm" svg:y1="0.206cm" svg:x2="2.788cm" svg:y2="0.206cm"><text:p/></draw:line></text:p>
      <text:p text:style-name="P8">TELÉFONO_CLIENTE (<text:span text:style-name="T1">Cód. cliente</text:span>, <text:span text:style-name="T1">teléfono</text:span>)</text:p>
      <text:p text:style-name="P8"/>
      <text:p text:style-name="P8"><draw:line text:anchor-type="paragraph" draw:z-index="112" draw:name="Línea 10" draw:style-name="gr1" draw:text-style-name="P16" svg:x1="0.039cm" svg:y1="0.319cm" svg:x2="-0.358cm" svg:y2="0.333cm"><text:p/></draw:line>MEMBRESÍA (<text:span text:style-name="T1">n.º membresía</text:span>, porcentaje, precio anual, Fecha membresía, Tipo membresía, Cód. cliente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draw:marker draw:name="Puntas_20_de_20_flecha_20_2" draw:display-name="Puntas de flecha 2" svg:viewBox="0 0 1131 754" svg:d="M566 0l-566 754 114-85 136-68 148-46 161-17 161 13 153 46 140 68 118 89z"/>
    <draw:marker draw:name="Puntas_20_de_20_flecha_20_3" draw:display-name="Puntas de flecha 3" svg:viewBox="0 0 1131 754" svg:d="M566 0l-566 754 114-85 136-68 148-46 161-17 161 13 153 46 140 68 118 89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cm" fo:page-height="40cm" style:num-format="1" style:print-orientation="portrait" fo:margin-top="4.001cm" fo:margin-bottom="4.001cm" fo:margin-left="4.001cm" fo:margin-right="4.0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11:40:50.162011692</meta:creation-date>
    <meta:generator>LibreOffice/7.4.2.3$Linux_X86_64 LibreOffice_project/382eef1f22670f7f4118c8c2dd222ec7ad009daf</meta:generator>
    <dc:date>2023-12-15T09:25:17.288181096</dc:date>
    <meta:editing-duration>PT4H5M34S</meta:editing-duration>
    <meta:editing-cycles>25</meta:editing-cycles>
    <meta:document-statistic meta:table-count="0" meta:image-count="0" meta:object-count="0" meta:page-count="1" meta:paragraph-count="30" meta:word-count="240" meta:character-count="1964" meta:non-whitespace-character-count="1754"/>
  </office:meta>
</office:document-meta>
</file>